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E0000015EE245CA98919AC3B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4.484cm"/>
    </style:style>
    <style:style style:name="co3" style:family="table-column">
      <style:table-column-properties fo:break-before="auto" style:column-width="5.66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Bauteilübersicht">
      <style:table-properties table:display="true" style:writing-mode="lr-tb"/>
    </style:style>
    <style:style style:name="ta2" style:family="table" style:master-page-name="PageStyle_5f_List_20_of_20_componen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uteilübersich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auteilliste </text:p>
          </table:table-cell>
          <table:covered-table-cell>
            <draw:frame draw:z-index="0" draw:name="image1.png" draw:style-name="gr1" draw:text-style-name="P1" svg:width="0.555cm" svg:height="0.555cm" svg:x="3.678cm" svg:y="0.026cm">
              <draw:image xlink:href="Pictures/100000010000015E0000015EE245CA98919AC3B9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Bauteil</text:p>
          </table:table-cell>
          <table:table-cell table:style-name="ce5"/>
          <table:table-cell table:style-name="ce7"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SP32 NodeMCU</text:p>
          </table:table-cell>
          <table:table-cell table:style-name="ce6"/>
          <table:table-cell table:style-name="ce4" office:value-type="string" calcext:value-type="string">
            <text:p><text:a xlink:href="https://amzn.to/3cDgLjn" xlink:type="simple">https://amzn.to/3cDgLjn</text:a>*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readboard und Jumperkabel</text:p>
          </table:table-cell>
          <table:table-cell table:style-name="ce6"/>
          <table:table-cell table:style-name="ce8" office:value-type="string" calcext:value-type="string">
            <text:p><text:a xlink:href="https://amzn.to/3OxoZqO" xlink:type="simple">https://amzn.to/3OxoZqO</text:a>*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ushbutton</text:p>
          </table:table-cell>
          <table:table-cell table:style-name="ce6"/>
          <table:table-cell table:style-name="ce4" office:value-type="string" calcext:value-type="string">
            <text:p><text:a xlink:href="https://amzn.to/3ztETxW" xlink:type="simple">https://amzn.to/3ztETxW</text:a>*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EDs</text:p>
          </table:table-cell>
          <table:table-cell/>
          <table:table-cell table:style-name="ce8" office:value-type="string" calcext:value-type="string">
            <text:p><text:a xlink:href="https://amzn.to/3B9NM13" xlink:type="simple">https://amzn.to/3B9NM13</text:a>*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Vorwiderstände</text:p>
          </table:table-cell>
          <table:table-cell/>
          <table:table-cell table:style-name="ce8" office:value-type="string" calcext:value-type="string">
            <text:p><text:a xlink:href="https://amzn.to/3OqvGLj" xlink:type="simple">https://amzn.to/3OqvGLj</text:a>*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G90 Servomotor</text:p>
          </table:table-cell>
          <table:table-cell table:style-name="ce6"/>
          <table:table-cell table:style-name="ce4" office:value-type="string" calcext:value-type="string">
            <text:p><text:a xlink:href="https://amzn.to/3ooU715" xlink:type="simple">https://amzn.to/3ooU715</text:a>*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R Infrarot Sensor 20 Stück</text:p>
          </table:table-cell>
          <table:table-cell/>
          <table:table-cell table:style-name="ce8" office:value-type="string" calcext:value-type="string">
            <text:p><text:a xlink:href="https://amzn.to/3OqmHtq" xlink:type="simple">https://amzn.to/3OqmHtq</text:a>*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(Optional) Getriebemotor</text:p>
          </table:table-cell>
          <table:table-cell/>
          <table:table-cell table:style-name="ce8" office:value-type="string" calcext:value-type="string">
            <text:p><text:a xlink:href="https://amzn.to/3OqmKFC" xlink:type="simple">https://amzn.to/3OqmKFC</text:a>*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number-columns-repeated="2"/>
          <table:table-cell table:style-name="ce6" table:number-columns-repeated="2"/>
          <table:table-cell table:style-name="ce9"/>
          <table:table-cell table:number-columns-repeated="1019"/>
        </table:table-row>
        <table:table-row table:style-name="ro2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Stand 07/22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Die mit Sternchen (*) gekennzeichneten Links sind sogenannte Affiliate-Links. Wenn du auf so einen Affiliate-Link klickst und über diesen Link einkaufst, bekomme ich von dem betreffenden Online-Shop oder Anbieter eine Provision. Für dich verändert sich der Preis nicht.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<text:a xlink:href="http://www.pixeledi.eu/" xlink:type="simple">www.pixeledi.eu</text:a>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2" table:number-rows-repeated="975">
          <table:table-cell table:number-columns-repeated="3"/>
          <table:table-cell table:style-name="ce2"/>
          <table:table-cell table:number-columns-repeated="1020"/>
        </table:table-row>
        <table:table-row table:style-name="ro3" table:number-rows-repeated="10475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st of components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List of components</text:p>
          </table:table-cell>
          <table:covered-table-cell>
            <draw:frame draw:z-index="0" draw:name="image1.png" draw:style-name="gr1" draw:text-style-name="P1" svg:width="0.555cm" svg:height="0.555cm" svg:x="3.678cm" svg:y="0.026cm">
              <draw:image xlink:href="Pictures/100000010000015E0000015EE245CA98919AC3B9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Component</text:p>
          </table:table-cell>
          <table:table-cell table:style-name="ce5"/>
          <table:table-cell table:style-name="ce7"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SP32 NodeMCU</text:p>
          </table:table-cell>
          <table:table-cell table:style-name="ce6"/>
          <table:table-cell table:style-name="ce4" office:value-type="string" calcext:value-type="string">
            <text:p><text:a xlink:href="https://amzn.to/3cDgLjn" xlink:type="simple">https://amzn.to/3cDgLjn</text:a>*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readboard und Jumperkabel</text:p>
          </table:table-cell>
          <table:table-cell table:style-name="ce6"/>
          <table:table-cell table:style-name="ce8" office:value-type="string" calcext:value-type="string">
            <text:p><text:a xlink:href="https://amzn.to/3OxoZqO" xlink:type="simple">https://amzn.to/3OxoZqO</text:a>*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ushbutton</text:p>
          </table:table-cell>
          <table:table-cell table:style-name="ce6"/>
          <table:table-cell table:style-name="ce4" office:value-type="string" calcext:value-type="string">
            <text:p><text:a xlink:href="https://amzn.to/3ztETxW" xlink:type="simple">https://amzn.to/3ztETxW</text:a>*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EDs</text:p>
          </table:table-cell>
          <table:table-cell/>
          <table:table-cell table:style-name="ce8" office:value-type="string" calcext:value-type="string">
            <text:p><text:a xlink:href="https://amzn.to/3B9NM13" xlink:type="simple">https://amzn.to/3B9NM13</text:a>*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esistor</text:p>
          </table:table-cell>
          <table:table-cell/>
          <table:table-cell table:style-name="ce8" office:value-type="string" calcext:value-type="string">
            <text:p><text:a xlink:href="https://amzn.to/3OqvGLj" xlink:type="simple">https://amzn.to/3OqvGLj</text:a>*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G90 Servomotor</text:p>
          </table:table-cell>
          <table:table-cell table:style-name="ce6"/>
          <table:table-cell table:style-name="ce4" office:value-type="string" calcext:value-type="string">
            <text:p><text:a xlink:href="https://amzn.to/3ooU715" xlink:type="simple">https://amzn.to/3ooU715</text:a>*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R Infrarot Sensor 20 Pieces</text:p>
          </table:table-cell>
          <table:table-cell/>
          <table:table-cell table:style-name="ce8" office:value-type="string" calcext:value-type="string">
            <text:p><text:a xlink:href="https://amzn.to/3OqmHtq" xlink:type="simple">https://amzn.to/3OqmHtq</text:a>*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(Optional) Getriebemotor</text:p>
          </table:table-cell>
          <table:table-cell/>
          <table:table-cell table:style-name="ce8" office:value-type="string" calcext:value-type="string">
            <text:p><text:a xlink:href="https://amzn.to/3OqmKFC" xlink:type="simple">https://amzn.to/3OqmKFC</text:a>*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table:number-columns-repeated="2"/>
          <table:table-cell table:style-name="ce6" table:number-columns-repeated="2"/>
          <table:table-cell table:style-name="ce9"/>
          <table:table-cell table:number-columns-repeated="1019"/>
        </table:table-row>
        <table:table-row table:style-name="ro2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Status 7/2022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The links marked with an asterisk (*) are so-called affiliate links. If you click on such an affiliate link and buy through this link, I get a commission from the respective online store or provider. For you the price does not change.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2">
          <table:table-cell table:style-name="ce4" office:value-type="string" calcext:value-type="string">
            <text:p><text:a xlink:href="http://www.pixeledi.eu/" xlink:type="simple">www.pixeledi.eu</text:a></text:p>
          </table:table-cell>
          <table:table-cell/>
          <table:table-cell table:style-name="ce6" table:number-columns-repeated="2"/>
          <table:table-cell table:number-columns-repeated="1020"/>
        </table:table-row>
        <table:table-row table:style-name="ro2" table:number-rows-repeated="975">
          <table:table-cell table:number-columns-repeated="3"/>
          <table:table-cell table:style-name="ce2"/>
          <table:table-cell table:number-columns-repeated="1020"/>
        </table:table-row>
        <table:table-row table:style-name="ro3" table:number-rows-repeated="104758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€ </number:text>
      <number:number number:decimal-places="0" number:min-decimal-places="0" number:min-integer-digits="1" number:grouping="true"/>
    </number:number-style>
    <number:number-style style:name="N107">
      <number:text>-€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€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7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27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Bauteilübersicht" style:display-name="PageStyle_Bauteilübersich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_20_of_20_components" style:display-name="PageStyle_List of componen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4T16:11:10.517000000</dc:date>
    <meta:editing-duration>PT6M</meta:editing-duration>
    <meta:editing-cycles>3</meta:editing-cycles>
    <meta:generator>LibreOffice/7.3.4.2$Windows_X86_64 LibreOffice_project/728fec16bd5f605073805c3c9e7c4212a0120dc5</meta:generator>
    <meta:document-statistic meta:table-count="2" meta:cell-count="44" meta:object-count="2"/>
  </office:meta>
</office:document-meta>
</file>